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Open Sans" svg:font-family="'Open Sans', sans-serif"/>
    <style:font-face style:name="Courier New" svg:font-family="'Courier New'"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start" style:justify-single-word="false">
        <style:tab-stops>
          <style:tab-stop style:position="3in" style:type="center"/>
          <style:tab-stop style:position="6.3752in" style:type="right"/>
        </style:tab-stops>
      </style:paragraph-properties>
    </style:style>
    <style:style style:name="P2" style:family="paragraph" style:parent-style-name="Standard">
      <style:text-properties style:font-name="Times New Roman"/>
    </style:style>
    <style:style style:name="P3" style:family="paragraph" style:parent-style-name="Text_20_body">
      <style:paragraph-properties>
        <style:tab-stops/>
      </style:paragraph-properties>
    </style:style>
    <style:style style:name="P4" style:family="paragraph" style:parent-style-name="Text_20_body">
      <style:paragraph-properties>
        <style:tab-stops>
          <style:tab-stop style:position="5.6362in"/>
        </style:tab-stops>
      </style:paragraph-properties>
      <style:text-properties style:font-name="Times New Roman" officeooo:rsid="00231ee5" officeooo:paragraph-rsid="00287618"/>
    </style:style>
    <style:style style:name="P5" style:family="paragraph" style:parent-style-name="Text_20_body">
      <style:paragraph-properties>
        <style:tab-stops>
          <style:tab-stop style:position="5.6362in"/>
        </style:tab-stops>
      </style:paragraph-properties>
      <style:text-properties style:font-name="Times New Roman" officeooo:rsid="00231ee5" officeooo:paragraph-rsid="002bf524"/>
    </style:style>
    <style:style style:name="P6" style:family="paragraph" style:parent-style-name="Text_20_body">
      <style:paragraph-properties>
        <style:tab-stops/>
      </style:paragraph-properties>
      <style:text-properties style:font-name="Times New Roman"/>
    </style:style>
    <style:style style:name="P7" style:family="paragraph" style:parent-style-name="Text_20_body">
      <style:paragraph-properties fo:margin-left="0in" fo:margin-right="0in" fo:text-align="center" style:justify-single-word="false" fo:text-indent="0in" style:auto-text-indent="false">
        <style:tab-stops/>
      </style:paragraph-properties>
      <style:text-properties style:font-name="Times New Roman"/>
    </style:style>
    <style:style style:name="P8" style:family="paragraph" style:parent-style-name="Reference">
      <style:paragraph-properties fo:margin-left="0in" fo:margin-right="0in" fo:line-height="100%" fo:text-indent="0in" style:auto-text-indent="false">
        <style:tab-stops/>
      </style:paragraph-properties>
      <style:text-properties style:font-name="Times New Roman"/>
    </style:style>
    <style:style style:name="P9" style:family="paragraph" style:parent-style-name="Author_20_Info">
      <style:paragraph-properties>
        <style:tab-stops/>
      </style:paragraph-properties>
      <style:text-properties style:font-name="Times New Roman"/>
    </style:style>
    <style:style style:name="P10" style:family="paragraph" style:parent-style-name="Author_20_Info">
      <style:paragraph-properties>
        <style:tab-stops/>
      </style:paragraph-properties>
      <style:text-properties style:font-name="Times New Roman" officeooo:rsid="001cebb5" officeooo:paragraph-rsid="001cebb5"/>
    </style:style>
    <style:style style:name="P11" style:family="paragraph" style:parent-style-name="TitleOfPaper_5f_Cover">
      <style:paragraph-properties>
        <style:tab-stops/>
      </style:paragraph-properties>
      <style:text-properties style:font-name="Times New Roman"/>
    </style:style>
    <style:style style:name="P12" style:family="paragraph" style:parent-style-name="TitleOfPaper_5f_Cover">
      <style:paragraph-properties>
        <style:tab-stops/>
      </style:paragraph-properties>
      <style:text-properties style:font-name="Times New Roman" officeooo:rsid="001b7b61" officeooo:paragraph-rsid="001b7b61"/>
    </style:style>
    <style:style style:name="P13" style:family="paragraph" style:parent-style-name="Reference">
      <style:paragraph-properties>
        <style:tab-stops/>
      </style:paragraph-properties>
    </style:style>
    <style:style style:name="P14" style:family="paragraph" style:parent-style-name="Reference">
      <style:paragraph-properties>
        <style:tab-stops/>
      </style:paragraph-properties>
      <style:text-properties style:font-name="Times New Roman"/>
    </style:style>
    <style:style style:name="P15" style:family="paragraph" style:parent-style-name="Standard" style:master-page-name="Standard">
      <style:paragraph-properties style:page-number="2"/>
      <style:text-properties style:font-name="Times New Roman"/>
    </style:style>
    <style:style style:name="P16" style:family="paragraph" style:parent-style-name="SectionHeading">
      <style:text-properties style:font-name="Times New Roman" fo:language="fr" fo:country="FR"/>
    </style:style>
    <style:style style:name="P17" style:family="paragraph" style:parent-style-name="Heading_20_1">
      <style:paragraph-properties>
        <style:tab-stops/>
      </style:paragraph-properties>
      <style:text-properties style:font-name="Times New Roman" fo:font-weight="bold" style:font-weight-asian="bold"/>
    </style:style>
    <style:style style:name="P18" style:family="paragraph" style:parent-style-name="Text_20_body">
      <style:paragraph-properties fo:margin-left="0in" fo:margin-right="0in" fo:text-indent="0in" style:auto-text-indent="false">
        <style:tab-stops/>
      </style:paragraph-properties>
      <style:text-properties style:font-name="Times New Roman" fo:font-weight="bold" style:font-weight-asian="bold"/>
    </style:style>
    <style:style style:name="P19" style:family="paragraph" style:parent-style-name="Text_20_body">
      <style:paragraph-properties fo:margin-left="0in" fo:margin-right="0in" fo:text-align="justify" style:justify-single-word="false" fo:text-indent="0in" style:auto-text-indent="false">
        <style:tab-stops/>
      </style:paragraph-properties>
      <style:text-properties style:font-name="Times New Roman" fo:font-weight="bold" style:font-weight-asian="bold"/>
    </style:style>
    <style:style style:name="P20" style:family="paragraph" style:parent-style-name="Text_20_body">
      <style:paragraph-properties fo:margin-left="0in" fo:margin-right="0in" fo:text-align="center" style:justify-single-word="false" fo:text-indent="0in" style:auto-text-indent="false">
        <style:tab-stops/>
      </style:paragraph-properties>
      <style:text-properties style:font-name="Times New Roman"/>
    </style:style>
    <style:style style:name="P21" style:family="paragraph" style:parent-style-name="Text_20_body">
      <style:paragraph-properties fo:margin-left="0in" fo:margin-right="0in" fo:text-align="justify" style:justify-single-word="false" fo:text-indent="0in" style:auto-text-indent="false">
        <style:tab-stops>
          <style:tab-stop style:position="5.6362in"/>
        </style:tab-stops>
      </style:paragraph-properties>
      <style:text-properties officeooo:rsid="004591a8" officeooo:paragraph-rsid="004591a8"/>
    </style:style>
    <style:style style:name="P22" style:family="paragraph" style:parent-style-name="Text_20_body">
      <style:paragraph-properties fo:margin-left="0in" fo:margin-right="0in" fo:text-align="start" style:justify-single-word="false" fo:text-indent="0in" style:auto-text-indent="false">
        <style:tab-stops>
          <style:tab-stop style:position="5.6362in"/>
        </style:tab-stops>
      </style:paragraph-properties>
      <style:text-properties officeooo:paragraph-rsid="004591a8"/>
    </style:style>
    <style:style style:name="P23" style:family="paragraph" style:parent-style-name="Text_20_body">
      <style:paragraph-properties fo:margin-left="0in" fo:margin-right="0in" fo:text-align="start" style:justify-single-word="false" fo:text-indent="0in" style:auto-text-indent="false">
        <style:tab-stops>
          <style:tab-stop style:position="5.6362in"/>
        </style:tab-stops>
      </style:paragraph-properties>
      <style:text-properties officeooo:paragraph-rsid="00504b64"/>
    </style:style>
    <style:style style:name="P24" style:family="paragraph" style:parent-style-name="Text_20_body">
      <style:paragraph-properties>
        <style:tab-stops/>
      </style:paragraph-properties>
      <style:text-properties style:font-name="Times New Roman" fo:font-style="italic" fo:font-weight="bold" style:font-style-asian="italic" style:font-weight-asian="bold"/>
    </style:style>
    <style:style style:name="P25" style:family="paragraph" style:parent-style-name="Text_20_body">
      <style:paragraph-properties>
        <style:tab-stops/>
      </style:paragraph-properties>
      <style:text-properties style:font-name="Times New Roman" fo:font-style="italic" style:font-style-asian="italic"/>
    </style:style>
    <style:style style:name="P26" style:family="paragraph" style:parent-style-name="Text_20_body">
      <style:paragraph-properties>
        <style:tab-stops>
          <style:tab-stop style:position="5.6362in"/>
        </style:tab-stops>
      </style:paragraph-properties>
      <style:text-properties style:font-name="Times New Roman" officeooo:rsid="002dc54d" officeooo:paragraph-rsid="003df65e"/>
    </style:style>
    <style:style style:name="P27" style:family="paragraph" style:parent-style-name="Text_20_body">
      <style:paragraph-properties>
        <style:tab-stops>
          <style:tab-stop style:position="5.6362in"/>
        </style:tab-stops>
      </style:paragraph-properties>
      <style:text-properties style:font-name="Times New Roman" officeooo:paragraph-rsid="003ac609"/>
    </style:style>
    <style:style style:name="P28" style:family="paragraph" style:parent-style-name="Text_20_body">
      <style:paragraph-properties>
        <style:tab-stops>
          <style:tab-stop style:position="5.6362in"/>
        </style:tab-stops>
      </style:paragraph-properties>
      <style:text-properties style:font-name="Times New Roman" officeooo:rsid="001b7b61" officeooo:paragraph-rsid="001b7b61"/>
    </style:style>
    <style:style style:name="P29" style:family="paragraph" style:parent-style-name="Text_20_body">
      <style:paragraph-properties>
        <style:tab-stops>
          <style:tab-stop style:position="5.6362in"/>
        </style:tab-stops>
      </style:paragraph-properties>
      <style:text-properties officeooo:paragraph-rsid="00431e4b"/>
    </style:style>
    <style:style style:name="P30" style:family="paragraph" style:parent-style-name="Text_20_body">
      <style:paragraph-properties fo:margin-left="0.5in" fo:margin-right="0in" fo:text-align="justify" style:justify-single-word="false" fo:text-indent="0in" style:auto-text-indent="false">
        <style:tab-stops>
          <style:tab-stop style:position="5.6362in"/>
        </style:tab-stops>
      </style:paragraph-properties>
      <style:text-properties officeooo:paragraph-rsid="00431e4b"/>
    </style:style>
    <style:style style:name="P31" style:family="paragraph" style:parent-style-name="Style_20_Right_3a__20__20_0.5_22_">
      <style:paragraph-properties>
        <style:tab-stops/>
      </style:paragraph-properties>
      <style:text-properties style:font-name="Times New Roman" officeooo:rsid="001b7b61"/>
    </style:style>
    <style:style style:name="T1" style:family="text">
      <style:text-properties officeooo:rsid="001b7b61"/>
    </style:style>
    <style:style style:name="T2" style:family="text">
      <style:text-properties style:font-name="Times New Roman"/>
    </style:style>
    <style:style style:name="T3" style:family="text">
      <style:text-properties style:font-name="Times New Roman" fo:font-style="normal" style:font-style-asian="normal"/>
    </style:style>
    <style:style style:name="T4" style:family="text">
      <style:text-properties style:font-name="Times New Roman" fo:font-style="italic" style:font-style-asian="italic"/>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language="en" fo:country="US" fo:font-style="normal" officeooo:rsid="003c8e8e" style:font-style-asian="normal" style:font-style-complex="normal"/>
    </style:style>
    <style:style style:name="T7" style:family="text">
      <style:text-properties style:font-name="Times New Roman" fo:language="en" fo:country="US" fo:font-style="normal" officeooo:rsid="004054dd" style:font-style-asian="normal" style:font-style-complex="normal"/>
    </style:style>
    <style:style style:name="T8" style:family="text">
      <style:text-properties style:font-name="Times New Roman" fo:language="en" fo:country="US" fo:font-style="normal" officeooo:rsid="00437202" style:font-style-asian="normal" style:font-style-complex="normal"/>
    </style:style>
    <style:style style:name="T9" style:family="text">
      <style:text-properties style:font-name="Times New Roman" fo:language="en" fo:country="US" fo:font-style="normal" officeooo:rsid="0050e7a6" style:font-style-asian="normal" style:font-style-complex="normal"/>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23935c" style:font-style-asian="italic" style:font-style-complex="italic"/>
    </style:style>
    <style:style style:name="T13" style:family="text">
      <style:text-properties style:font-style-complex="italic"/>
    </style:style>
    <style:style style:name="T14" style:family="text">
      <style:text-properties fo:font-weight="bold" style:font-weight-asian="bold" style:font-style-complex="italic"/>
    </style:style>
    <style:style style:name="T15" style:family="text">
      <style:text-properties fo:font-style="normal" officeooo:rsid="0023935c" style:font-style-asian="normal" style:font-style-complex="normal"/>
    </style:style>
    <style:style style:name="T16" style:family="text">
      <style:text-properties fo:language="fr" fo:country="FR"/>
    </style:style>
    <style:style style:name="T17" style:family="text">
      <style:text-properties fo:color="#00000a" style:font-name="Times New Roman" style:text-underline-style="none"/>
    </style:style>
    <style:style style:name="T18" style:family="text">
      <style:text-properties fo:font-size="9pt" style:font-size-asian="9pt" style:font-size-complex="9pt"/>
    </style:style>
    <style:style style:name="T19" style:family="text">
      <style:text-properties style:text-position="super 58%" fo:font-size="9pt" style:font-size-asian="9pt" style:font-size-complex="9pt"/>
    </style:style>
    <style:style style:name="T20" style:family="text">
      <style:text-properties officeooo:rsid="001cebb5"/>
    </style:style>
    <style:style style:name="T21" style:family="text">
      <style:text-properties officeooo:rsid="0023935c"/>
    </style:style>
    <style:style style:name="T22" style:family="text">
      <style:text-properties fo:language="en" fo:country="US" fo:font-style="normal" style:font-style-asian="normal" style:font-style-complex="normal"/>
    </style:style>
    <style:style style:name="T23" style:family="text">
      <style:text-properties fo:language="en" fo:country="US" fo:font-style="normal" officeooo:rsid="0023935c" style:font-style-asian="normal" style:font-style-complex="normal"/>
    </style:style>
    <style:style style:name="T24" style:family="text">
      <style:text-properties fo:language="en" fo:country="US" fo:font-style="normal" officeooo:rsid="0029cb18" style:font-style-asian="normal" style:font-style-complex="normal"/>
    </style:style>
    <style:style style:name="T25" style:family="text">
      <style:text-properties fo:language="en" fo:country="US" fo:font-style="normal" officeooo:rsid="002b197c" style:font-style-asian="normal" style:font-style-complex="normal"/>
    </style:style>
    <style:style style:name="T26" style:family="text">
      <style:text-properties fo:language="en" fo:country="US" fo:font-style="normal" officeooo:rsid="002bf524" style:font-style-asian="normal" style:font-style-complex="normal"/>
    </style:style>
    <style:style style:name="T27" style:family="text">
      <style:text-properties fo:language="en" fo:country="US" fo:font-style="normal" officeooo:rsid="002f6a18" style:font-style-asian="normal" style:font-style-complex="normal"/>
    </style:style>
    <style:style style:name="T28" style:family="text">
      <style:text-properties fo:language="en" fo:country="US" fo:font-style="normal" officeooo:rsid="00310249" style:font-style-asian="normal" style:font-style-complex="normal"/>
    </style:style>
    <style:style style:name="T29" style:family="text">
      <style:text-properties fo:language="en" fo:country="US" fo:font-style="normal" officeooo:rsid="0032e833" style:font-style-asian="normal" style:font-style-complex="normal"/>
    </style:style>
    <style:style style:name="T30" style:family="text">
      <style:text-properties fo:language="en" fo:country="US" fo:font-style="normal" officeooo:rsid="00331be5" style:font-style-asian="normal" style:font-style-complex="normal"/>
    </style:style>
    <style:style style:name="T31" style:family="text">
      <style:text-properties fo:language="en" fo:country="US" fo:font-style="normal" officeooo:rsid="0034fc61" style:font-style-asian="normal" style:font-style-complex="normal"/>
    </style:style>
    <style:style style:name="T32" style:family="text">
      <style:text-properties fo:language="en" fo:country="US" fo:font-style="normal" officeooo:rsid="0036b674" style:font-style-asian="normal" style:font-style-complex="normal"/>
    </style:style>
    <style:style style:name="T33" style:family="text">
      <style:text-properties fo:language="en" fo:country="US" fo:font-style="normal" officeooo:rsid="00371549" style:font-style-asian="normal" style:font-style-complex="normal"/>
    </style:style>
    <style:style style:name="T34" style:family="text">
      <style:text-properties fo:language="en" fo:country="US" fo:font-style="normal" officeooo:rsid="00382ce1" style:font-style-asian="normal" style:font-style-complex="normal"/>
    </style:style>
    <style:style style:name="T35" style:family="text">
      <style:text-properties fo:language="en" fo:country="US" fo:font-style="normal" officeooo:rsid="003856da" style:font-style-asian="normal" style:font-style-complex="normal"/>
    </style:style>
    <style:style style:name="T36" style:family="text">
      <style:text-properties fo:language="en" fo:country="US" fo:font-style="normal" officeooo:rsid="00392eb2" style:font-style-asian="normal" style:font-style-complex="normal"/>
    </style:style>
    <style:style style:name="T37" style:family="text">
      <style:text-properties fo:language="en" fo:country="US" fo:font-style="normal" officeooo:rsid="003ac609" style:font-style-asian="normal" style:font-style-complex="normal"/>
    </style:style>
    <style:style style:name="T38" style:family="text">
      <style:text-properties fo:language="en" fo:country="US" fo:font-style="normal" officeooo:rsid="003c8e8e" style:font-style-asian="normal" style:font-style-complex="normal"/>
    </style:style>
    <style:style style:name="T39" style:family="text">
      <style:text-properties fo:language="en" fo:country="US" fo:font-style="normal" officeooo:rsid="003d35d2" style:font-style-asian="normal" style:font-style-complex="normal"/>
    </style:style>
    <style:style style:name="T40" style:family="text">
      <style:text-properties fo:language="en" fo:country="US" fo:font-style="normal" officeooo:rsid="003df65e" style:font-style-asian="normal" style:font-style-complex="normal"/>
    </style:style>
    <style:style style:name="T41" style:family="text">
      <style:text-properties fo:language="en" fo:country="US" fo:font-style="normal" officeooo:rsid="003e8fea" style:font-style-asian="normal" style:font-style-complex="normal"/>
    </style:style>
    <style:style style:name="T42" style:family="text">
      <style:text-properties fo:language="en" fo:country="US" fo:font-style="normal" officeooo:rsid="004054dd" style:font-style-asian="normal" style:font-style-complex="normal"/>
    </style:style>
    <style:style style:name="T43" style:family="text">
      <style:text-properties fo:language="en" fo:country="US" fo:font-style="normal" officeooo:rsid="00423aaa" style:font-style-asian="normal" style:font-style-complex="normal"/>
    </style:style>
    <style:style style:name="T44" style:family="text">
      <style:text-properties fo:language="en" fo:country="US" fo:font-style="normal" officeooo:rsid="00431e4b" style:font-style-asian="normal" style:font-style-complex="normal"/>
    </style:style>
    <style:style style:name="T45" style:family="text">
      <style:text-properties fo:language="en" fo:country="US" fo:font-style="normal" officeooo:rsid="00437202" style:font-style-asian="normal" style:font-style-complex="normal"/>
    </style:style>
    <style:style style:name="T46" style:family="text">
      <style:text-properties fo:language="en" fo:country="US" fo:font-style="normal" officeooo:rsid="0043ba00" style:font-style-asian="normal" style:font-style-complex="normal"/>
    </style:style>
    <style:style style:name="T47" style:family="text">
      <style:text-properties fo:language="en" fo:country="US" fo:font-style="normal" officeooo:rsid="0046b401" style:font-style-asian="normal" style:font-style-complex="normal"/>
    </style:style>
    <style:style style:name="T48" style:family="text">
      <style:text-properties fo:language="en" fo:country="US" fo:font-style="normal" officeooo:rsid="0046cd2d" style:font-style-asian="normal" style:font-style-complex="normal"/>
    </style:style>
    <style:style style:name="T49" style:family="text">
      <style:text-properties fo:language="en" fo:country="US" fo:font-style="normal" officeooo:rsid="004591a8" style:font-style-asian="normal" style:font-style-complex="normal"/>
    </style:style>
    <style:style style:name="T50" style:family="text">
      <style:text-properties fo:language="en" fo:country="US" fo:font-style="normal" officeooo:rsid="0046e3db" style:font-style-asian="normal" style:font-style-complex="normal"/>
    </style:style>
    <style:style style:name="T51" style:family="text">
      <style:text-properties fo:language="en" fo:country="US" fo:font-style="normal" officeooo:rsid="00470991" style:font-style-asian="normal" style:font-style-complex="normal"/>
    </style:style>
    <style:style style:name="T52" style:family="text">
      <style:text-properties fo:language="en" fo:country="US" fo:font-style="normal" officeooo:rsid="00481e55" style:font-style-asian="normal" style:font-style-complex="normal"/>
    </style:style>
    <style:style style:name="T53" style:family="text">
      <style:text-properties fo:language="en" fo:country="US" fo:font-style="normal" officeooo:rsid="0049c4e0" style:font-style-asian="normal" style:font-style-complex="normal"/>
    </style:style>
    <style:style style:name="T54" style:family="text">
      <style:text-properties fo:language="en" fo:country="US" fo:font-style="normal" officeooo:rsid="004b12ac" style:font-style-asian="normal" style:font-style-complex="normal"/>
    </style:style>
    <style:style style:name="T55" style:family="text">
      <style:text-properties fo:language="en" fo:country="US" fo:font-style="normal" officeooo:rsid="004c834c" style:font-style-asian="normal" style:font-style-complex="normal"/>
    </style:style>
    <style:style style:name="T56" style:family="text">
      <style:text-properties fo:language="en" fo:country="US" fo:font-style="normal" officeooo:rsid="004d3883" style:font-style-asian="normal" style:font-style-complex="normal"/>
    </style:style>
    <style:style style:name="T57" style:family="text">
      <style:text-properties fo:language="en" fo:country="US" fo:font-style="normal" officeooo:rsid="004e7d6a" style:font-style-asian="normal" style:font-style-complex="normal"/>
    </style:style>
    <style:style style:name="T58" style:family="text">
      <style:text-properties fo:language="en" fo:country="US" fo:font-style="normal" officeooo:rsid="0050444e" style:font-style-asian="normal" style:font-style-complex="normal"/>
    </style:style>
    <style:style style:name="T59" style:family="text">
      <style:text-properties fo:language="en" fo:country="US" fo:font-style="normal" officeooo:rsid="00504b64" style:font-style-asian="normal" style:font-style-complex="normal"/>
    </style:style>
    <style:style style:name="T60" style:family="text">
      <style:text-properties fo:language="en" fo:country="US" fo:font-style="normal" officeooo:rsid="0050e7a6" style:font-style-asian="normal" style:font-style-complex="normal"/>
    </style:style>
    <style:style style:name="T61" style:family="text">
      <style:text-properties fo:language="en" fo:country="US" fo:font-style="normal" officeooo:rsid="00514869" style:font-style-asian="normal" style:font-style-complex="normal"/>
    </style:style>
    <style:style style:name="T62" style:family="text">
      <style:text-properties fo:language="en" fo:country="US" fo:font-style="normal" officeooo:rsid="0052305f" style:font-style-asian="normal" style:font-style-complex="normal"/>
    </style:style>
    <style:style style:name="T63" style:family="text">
      <style:text-properties fo:language="en" fo:country="US" fo:font-style="normal" officeooo:rsid="005559e9" style:font-style-asian="normal" style:font-style-complex="normal"/>
    </style:style>
    <style:style style:name="T64" style:family="text">
      <style:text-properties fo:language="en" fo:country="US" fo:font-style="normal" officeooo:rsid="00568df0" style:font-style-asian="normal" style:font-style-complex="normal"/>
    </style:style>
    <style:style style:name="T65" style:family="text">
      <style:text-properties officeooo:rsid="0050e7a6"/>
    </style:style>
    <style:style style:name="T66" style:family="text">
      <style:text-properties officeooo:rsid="005377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
      <text:p text:style-name="P2"/>
      <text:p text:style-name="P2"/>
      <text:p text:style-name="P2"/>
      <text:p text:style-name="P2"/>
      <text:p text:style-name="P11">Huffman Coding: A Much Needed Shortcut</text:p>
      <text:p text:style-name="P9">Blair Kiel</text:p>
      <text:p text:style-name="P10">Troy University</text:p>
      <text:p text:style-name="P9"/>
      <text:p text:style-name="P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2"><text:soft-page-break/>Huffman Coding: A Much Needed Shortcut</text:p>
      <text:p text:style-name="P28">A <text:span text:style-name="T66">cornerstone</text:span> of Computer Science <text:s/>is finding efficient, creative solutions fo<text:span text:style-name="T20">r runtimes and space</text:span>. <text:s/><text:span text:style-name="T20">Upon the creation of the computer</text:span>, <text:span text:style-name="T20">this was a priority since memory and processing power were relatively expensive. <text:s/>Several techniques were employed in order to overcome those problems, such as divide-and-conquer, dynamic-programming and data-compression algorithms. <text:s/>One example of a data-compression algorithm is the Huffman coding algorithm. <text:s/>The Huffman coding algorithm is a data-compression technique that, for a given set of characters, creates a representation of the characters as binary code. <text:s/>The Huffman coding algorithm sets itself apart by assigning the most frequently used characters, to the smallest binary code representation possible. <text:s/>The Huffman coding Algorithm has been an important staple in the advancement of technology, but it is important to study its history to truly appreciate its value.</text:span></text:p>
      <text:p text:style-name="P4">The Huffman <text:span text:style-name="T65">c</text:span>oding algorithm <text:span text:style-name="T21">was created by David Huffman as an Electrical Engineering Graduate Student at Massachusetts Institute of Technology in 1951. <text:s/>One of his professors proposed a problem to his class. The students were to find the most efficient way to represent characters as binary code. <text:s/>Huffman reasoned that he needed to find a way to assign the most frequent numbers with the smallest binary values. The result of his efforts to find a solution to his professor's problem was what is now known as the Huffman coding algorithm. <text:s/></text:span></text:p>
      <text:p text:style-name="P5"><text:span text:style-name="T21">The Scientific American Article, claims Huffman's “… insight was that by assigning the probabilities of the longest codes first and then proceeding along the branches of the tree toward the root, he could arrive at an optimal solution every time” (September 1991). <text:s/>This holds true for all code trees; the closer a leaf is to the root, the shorter of a “walk” it will take to get to that leaf. <text:s/>Although Huffman received credit by the name of his invented algorithm, he has humbly redirected praise, </text:span><text:span text:style-name="T12">“</text:span><text:span text:style-name="T23">It was my luck to be there at the right time and also not have my professor </text:span><text:soft-page-break/><text:span text:style-name="T23">discourage me by telling me that other good people had struggled with this problem,</text:span><text:span text:style-name="T15">” </text:span><text:span text:style-name="T24">(Scientific American, September 1991).</text:span><text:span text:style-name="T23"> <text:s/></text:span><text:span text:style-name="T26">David Huffman was a humble, hard-worker</text:span><text:span text:style-name="T25"> as his previous quote portrays; <text:s/></text:span><text:span text:style-name="T26">the fruition of his hard work has become one of the most famous, influential algorithms in the history of computer technology.</text:span></text:p>
      <text:p text:style-name="P26"><text:span text:style-name="T26">T</text:span><text:span text:style-name="T22">he Huffman </text:span><text:span text:style-name="T60">c</text:span><text:span text:style-name="T22">oding algorithm initially processes a series of characters by counting the frequency of each character. <text:s/>Then the characters are arranged </text:span><text:span text:style-name="T27">uniquely, as </text:span><text:span text:style-name="T63">nodes</text:span><text:span text:style-name="T27"> from </text:span><text:span text:style-name="T28">binary tree, </text:span><text:span text:style-name="T27"><text:s/></text:span><text:span text:style-name="T22">in increasing order</text:span><text:span text:style-name="T27"> by the frequency that they appear</text:span><text:span text:style-name="T22">. <text:s/></text:span><text:span text:style-name="T28">The ordering of the character </text:span><text:span text:style-name="T63">nodes</text:span><text:span text:style-name="T27"> determines the length of the each character's binary representation. <text:s/>The algorithm </text:span><text:span text:style-name="T29">takes</text:span><text:span text:style-name="T27"> the </text:span><text:span text:style-name="T28">next available</text:span><text:span text:style-name="T27"> two </text:span><text:span text:style-name="T63">node</text:span><text:span text:style-name="T28">, </text:span><text:span text:style-name="T29">and creates a new </text:span><text:span text:style-name="T63">node</text:span><text:span text:style-name="T29"> as their parent. <text:s/></text:span><text:span text:style-name="T63">The new parent node's </text:span><text:span text:style-name="T29">value </text:span><text:span text:style-name="T63">is</text:span><text:span text:style-name="T29"> the </text:span><text:span text:style-name="T28">sum </text:span><text:span text:style-name="T29">of </text:span><text:span text:style-name="T63">its children's</text:span><text:span text:style-name="T28"> frequenc</text:span><text:span text:style-name="T29">ies.</text:span><text:span text:style-name="T28"> <text:s/></text:span><text:span text:style-name="T29">The new parent </text:span><text:span text:style-name="T63">node</text:span><text:span text:style-name="T29"> is </text:span><text:span text:style-name="T63">added</text:span><text:span text:style-name="T29"> to its appropriate position in the rest of the </text:span><text:span text:style-name="T30">ordered </text:span><text:span text:style-name="T29">list. <text:s/></text:span><text:span text:style-name="T30">This continues until the final two </text:span><text:span text:style-name="T64">nodes</text:span><text:span text:style-name="T30"> are paired and a root of the tree is created. <text:s/></text:span><text:span text:style-name="T31">T</text:span><text:span text:style-name="T32">he value of leaves, </text:span><text:span text:style-name="T64">nodes that do not have children,</text:span><text:span text:style-name="T32"> in the resulting tree are the unique characters from the beginning of the algorithm. <text:s/></text:span><text:span text:style-name="T34">However, in</text:span><text:span text:style-name="T33"> order to retrieve a binary code representation of each character, the path from the root to the character's leaf must be traced. <text:s/></text:span><text:span text:style-name="T34">The binary representation is built by appending a 0 if the path goes left, or a 1 if the path goes right. <text:s/></text:span><text:span text:style-name="T39">Klein and Wiseman provide an example of the Huffman </text:span><text:span text:style-name="T60">c</text:span><text:span text:style-name="T39">oding</text:span><text:span text:style-name="T40">'s </text:span><text:span text:style-name="T41">in action</text:span><text:span text:style-name="T40">, “… Consider, for example, the simple Huffman code {00, 010, 011, 10, 11} for the characters A, B, C, D, E respectively. <text:s/>The encoding of the string BACEAD would then be the binary string 01000011110010...” (2003, p. 488</text:span><text:span text:style-name="T41">). <text:s text:c="3"/></text:span><text:span text:style-name="T35">By </text:span><text:span text:style-name="T27">delaying the </text:span><text:span text:style-name="T34">most frequently occurring characters, their leaves exists at higher levels of the tree. <text:s/></text:span><text:span text:style-name="T35">This </text:span><text:span text:style-name="T36">is the genius of David Huffman, realizing the advantage of using a binary tree.</text:span></text:p>
      <text:p text:style-name="P27"><text:span text:style-name="T36">O</text:span><text:span text:style-name="T37">ne of the practical applications of the Huffman </text:span><text:span text:style-name="T60">c</text:span><text:span text:style-name="T37">oding algorithm is used in VCR programming. <text:s/>The Scientific American Journal explains, “Instead of confronting the frustrating </text:span><text:soft-page-break/><text:span text:style-name="T37">process of programming a VCR, the user simply types into the [VCR remote] a numerical code that is printed in the television listing” (September 1991). <text:s/>The remote takes the code input from the buttons, beams the code to the VCR where it is decoded </text:span><text:span text:style-name="T38">and the operates the VCR and TV. <text:s/></text:span><text:span text:style-name="T64">While this example uses VCR programming, it also is used in similar remote applications.</text:span></text:p>
      <text:p text:style-name="P29"><text:span text:style-name="T6">A</text:span><text:span text:style-name="T7">nother application of the Huffman </text:span><text:span text:style-name="T9">c</text:span><text:span text:style-name="T7">oding algorithm is used in JPEG image formats. <text:s/>After an image has been split into 8 </text:span><text:span text:style-name="T8">pixels by</text:span><text:span text:style-name="T7"> 8 pixel</text:span><text:span text:style-name="T8">s</text:span><text:span text:style-name="T7"> blocks, a</text:span><text:span text:style-name="T22"> discrete cosine transform</text:span><text:span text:style-name="T42">ation </text:span><text:span text:style-name="T45">is</text:span><text:span text:style-name="T42"> applied to each block. <text:s/></text:span><text:span text:style-name="T45">T</text:span><text:span text:style-name="T42">he 64 pixels are then processed by quantization, then finally </text:span><text:span text:style-name="T43">the Huffman </text:span><text:span text:style-name="T60">c</text:span><text:span text:style-name="T43">oding algorithm is applied to the resulting coefficients as an entropy encoder. <text:s/></text:span><text:span text:style-name="T44">It should be noted that, “</text:span><text:span text:style-name="T46">The coefficient in position (0,0) (left upper corner) is called the DC coefficient and the 63 remaining values are called the AC coefficients” (Klein p. 492). <text:s/></text:span><text:span text:style-name="T43">Klein explains in more detail, </text:span></text:p>
      <text:p text:style-name="P30"><text:span text:style-name="T43">Baseline JPEG uses two different Huffman trees to encode the data. The first encodes the lengths in bits (1 to 11) of the binary representations of the values in the DC fields. The second tree encodes information about the sequence of AC coefficients … The second tree also includes codewords for EOB, which is used when no non-zero elements are left in the scanning order and for a sequence of 16 consecutive zeros in the AC sequence (ZRL), necessary to encode zero-runs that are longer than 15 </text:span><text:span text:style-name="T46">(p. 492).</text:span></text:p>
      <text:p text:style-name="P21"><text:span text:style-name="T46">T</text:span><text:span text:style-name="T22">he default method of encoding JPEG </text:span><text:span text:style-name="T64">images</text:span><text:span text:style-name="T22"> is Huffman </text:span><text:span text:style-name="T60">c</text:span><text:span text:style-name="T22">oding, however another method </text:span><text:span text:style-name="T64">for JPEG images </text:span><text:span text:style-name="T22">is to use arithmetic coding.</text:span></text:p>
      <text:p text:style-name="P22"><text:span text:style-name="T49"><text:s text:c="10"/>For encoding JPEG </text:span><text:span text:style-name="T47">images</text:span><text:span text:style-name="T49"> with the arithmetic coding technique,</text:span><text:span text:style-name="T48"> Neal and Clearly claim, “Arithmetic coding is superior in most respects to the better-known Huffman method. It represents information at least as compactly-sometimes considerably more so” </text:span><text:span text:style-name="T50">(p. 520). <text:s/></text:span><text:span text:style-name="T51">T</text:span><text:span text:style-name="T50">hey also admit the requirements of using </text:span><text:span text:style-name="T53">H</text:span><text:span text:style-name="T52">uffman</text:span><text:span text:style-name="T50"> </text:span><text:span text:style-name="T60">c</text:span><text:span text:style-name="T50">oding, “</text:span><text:span text:style-name="T52">[it]</text:span><text:span text:style-name="T50"> indeed achieves </text:span><text:span text:style-name="T52">'</text:span><text:span text:style-name="T50">minimum </text:span><text:soft-page-break/><text:span text:style-name="T50">redundancy</text:span><text:span text:style-name="T52">'.</text:span><text:span text:style-name="T50"> In other words, it performs optimally if all symbol probabilities are integral powers of %. But this is not normally the case in practice; indeed, Huffman </text:span><text:span text:style-name="T60">C</text:span><text:span text:style-name="T50">oding can take up to one extra bit per symbol” </text:span><text:span text:style-name="T52">(Neal and Clearly, p. 520). <text:s/></text:span><text:span text:style-name="T53">Even with these additional requirements, for most applications it seems as though the arithmetic coding technique is only marginally better, by that one less bit per symbol.</text:span></text:p>
      <text:p text:style-name="P23"><text:span text:style-name="T53"><text:s text:c="10"/></text:span><text:span text:style-name="T54">Other than arithmetic coding compression, more popular current data compression techniques include Lempel-Zip (LZ), Burrows-Wheeler </text:span><text:span text:style-name="T55">T</text:span><text:span text:style-name="T54">ransformation </text:span><text:span text:style-name="T55">(BWT)</text:span><text:span text:style-name="T54">, and </text:span><text:span text:style-name="T55">Meridian Lossless Packaging. <text:s/>Lempel-Zip compression is used in other image formats such as PNG and GIF formats. <text:s/>When there is a need to store or deliver data to another recipient, it is sometimes beneficial to compress data into an archive structure. <text:s/>One of the preferred archive formats bzip2, uses the Burrows-Wheeler Transformation. <text:s/>In other media formats such as </text:span><text:span text:style-name="T56">DVD or Blu-ray, Meridian Lossless Packing is used. <text:s/></text:span></text:p>
      <text:p text:style-name="P23"><text:span text:style-name="T56"><text:s text:c="8"/></text:span><text:span text:style-name="T57">These other data compression techniques have not altogether eliminated the </text:span><text:span text:style-name="T58">Huffman </text:span><text:span text:style-name="T60">c</text:span><text:span text:style-name="T58">oding algorithm. <text:s/></text:span><text:span text:style-name="T59">As previously stated, the Huffman </text:span><text:span text:style-name="T60">c</text:span><text:span text:style-name="T59">oding algorithm is primarily used as the last step for the creation of a JPEG image. <text:s/>The belief that, “[standard arithmetic coding] is more complex than Huffman coding for certain implementations” (Wallace, p. </text:span><text:span text:style-name="T60">6), gives a convincing case for the place that the Huffman coding has for the future. <text:s/>The </text:span><text:span text:style-name="T61">simplicity of Huffman's idea to use a binary tree to encode characters will preserve the Huffman coding algorithm for the future.</text:span><text:span text:style-name="T60"> </text:span></text:p>
      <text:p text:style-name="P23"><text:span text:style-name="T60"><text:s text:c="8"/></text:span><text:span text:style-name="T61">In conclusion, the Huffman coding algorithm was a groundbreaking data compression technique when David Huffman invented it in 1951, but has spurred on data compression innovations since its inception. <text:s/>Its simplicity allows for Computer Science and other engineering </text:span><text:soft-page-break/><text:span text:style-name="T61">students </text:span><text:span text:style-name="T62">to easily be</text:span><text:span text:style-name="T61"> </text:span><text:span text:style-name="T62">introduced</text:span><text:span text:style-name="T61"> </text:span><text:span text:style-name="T62">to</text:span><text:span text:style-name="T61"> data compression; </text:span><text:span text:style-name="T62">its</text:span><text:span text:style-name="T61"> </text:span><text:span text:style-name="T62">also simple enough</text:span><text:span text:style-name="T61"> to be implemented </text:span><text:span text:style-name="T62">in amateur or professional applications</text:span><text:span text:style-name="T61">. <text:s/></text:span></text:p>
      <text:p text:style-name="P22"><text:span text:style-name="T56"><text:s text:c="10"/></text:span></text:p>
      <text:p text:style-name="P29"><text:span text:style-name="T43"/></text:p>
      <text:h text:style-name="P17" text:outline-level="1">Heading Level 1</text:h>
      <text:p text:style-name="P18">Heading Level 2</text:p>
      <text:p text:style-name="P6"><text:span text:style-name="T14">Heading level 3. </text:span><text:span text:style-name="T13">(Note the indent and period, and note how the capitalization works. You will probably never go deeper than the third heading level.)</text:span><text:span text:style-name="T14"> <text:s/></text:span></text:p>
      <text:p text:style-name="P24">Heading level 4.</text:p>
      <text:p text:style-name="P25">Heading level 5.</text:p>
      <text:h text:style-name="P17" text:outline-level="1">Citations and References</text:h>
      <text:p text:style-name="P6">Check your assigned reading materials for rules about citations (which occur within the text of the paper) and references (which are listed in their own separate section at the end of the paper). <text:s/>Remember that you can find a lot of answers to formatting questions with a careful search. <text:s/>When you’re looking at information online, check the source, and consider whether the information might refer to an older edition of APA format. <text:s/>When in doubt, follow the latest edition of the APA manual.</text:p>
      <text:p text:style-name="P19">About a References Section</text:p>
      <text:p text:style-name="P6">An example of a References section is on the next page. <text:s/>Take note of the "hanging indent" style and double-spacing (with no extra spacing between references). <text:s/>The easiest way to create hanging indents is to type your references without worrying about indentation and when you are finished, select all the references at once and apply the hanging indents with your word processor.</text:p>
      <text:p text:style-name="P3"><text:soft-page-break/><text:span text:style-name="T2">Many APA format rules are not mentioned or demonstrated in this document. You should plan to spend a lot of time looking up formatting rules (</text:span><text:a xlink:type="simple" xlink:href="http://www.apastyle.org/" text:style-name="Internet_20_link" text:visited-style-name="Visited_20_Internet_20_Link"><text:span text:style-name="T2">http://www.apastyle.org/</text:span></text:a><text:span text:style-name="T2"> is helpful). If APA formatting is driving you crazy and you want a distraction, how about alleviating people’s suffering with a simple click? Check out The Hunger Site </text:span><text:span text:style-name="T4">(</text:span><text:a xlink:type="simple" xlink:href="http://www.thehungersite.com/" text:style-name="Internet_20_link" text:visited-style-name="Visited_20_Internet_20_Link"><text:span text:style-name="T2">http://www.thehungersite.com/</text:span></text:a><text:span text:style-name="HTML_20_Cite"><text:span text:style-name="T3">).</text:span></text:span></text:p>
      <text:p text:style-name="P6"/>
      <text:p text:style-name="P16">References</text:p>
      <text:p text:style-name="P14"><text:span text:style-name="T16">Ajournalarticle, R. H., Spud, P. T., &amp; Psychologist, R. M. (2002). </text:span>Title of journal article goes here. <text:span text:style-name="T11">Journal of Research in Personality, 22,</text:span> 236-252. doi: 10.1016/0032-026X.56.6.895*</text:p>
      <text:p text:style-name="P14">B’Onlinesourcesareconfusing, S. O. (2010). Search for answers at apastyle.org and include issue numbers after volume numbers when there is no DOI. <text:span text:style-name="T10">Journal of Articles Without Digital Object Identifiers, 127</text:span> (3)<text:span text:style-name="T10"> , </text:span>816-826<text:span text:style-name="T10">.</text:span></text:p>
      <text:p text:style-name="P14">Cmagazinearticle, B. E. (1999, July). Note the last names on this page: Each source type has to be formatted in a different way. [Special issue]. <text:span text:style-name="T10">Prose Magazine, 126</text:span> (5)<text:span text:style-name="T10">, </text:span>96-134.</text:p>
      <text:p text:style-name="P14">Dbookreference, S. M., Orman, T. P., &amp; Carey, R. (1967). <text:span text:style-name="T10">Google scholar’s “cite” feature is usually accurate and time-saving</text:span>. New York: Dawkins-Harris Publishing.</text:p>
      <text:p text:style-name="P14">O’encyclopedia, S. E. (1993). Words. In <text:span text:style-name="T10">The new encyclopedia Britannica</text:span> (vol. 38, pp. 745-758). Chicago: Forty-One Publishing.</text:p>
      <text:p text:style-name="P13"><text:span text:style-name="T2">Pchapter, P. R., &amp; Inaneditedvolume, J. C. (2001). Scientific </text:span><text:a xlink:type="simple" xlink:href="http://www.siue.edu/education/psychology/facultypubs.shtml" text:style-name="Internet_20_link" text:visited-style-name="Visited_20_Internet_20_Link"><text:span text:style-name="T17">research papers</text:span></text:a><text:span text:style-name="T2"> provide evidence of frustration with giant style manuals. In P</text:span><text:span text:style-name="HTML_20_Typewriter"><text:span text:style-name="T5">. Z. Wildlifeconservation, R. Dawkins, &amp; </text:span></text:span><text:span text:style-name="T2">J. H. Dennett (Eds.), </text:span><text:span text:style-name="T4">Research papers are hard work but boy are they good for you </text:span><text:span text:style-name="T2">(pp. 123-256). New York: Lucerne Publishing.</text:span></text:p>
      <text:p text:style-name="P14">Qosenberg, Morris. (1994, September 11). This is how you cite an online news article that has an author. <text:span text:style-name="T11">The Washington Post</text:span>. Retrieved from http://www.washingtonpost.com/dir/subdir/2014/05/11/a-d9-11e3_story.html</text:p>
      <text:p text:style-name="P8"><text:span text:style-name="T18">* On p. 189, the 6</text:span><text:span text:style-name="T19">th</text:span><text:span text:style-name="T18"> ed. manual says “We recommend that when DOIs are available, you include them”—so you can skip the DOI if you can’t find it. Footnotes like this aren’t appropriate in a real references section.</text:span></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Open Sans" svg:font-family="'Open Sans', sans-serif"/>
    <style:font-face style:name="Courier New" svg:font-family="'Courier New'"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line-height="200%" fo:text-indent="0.5in" style:auto-text-indent="false">
        <style:tab-stops>
          <style:tab-stop style:position="6in" style:type="right"/>
        </style:tab-stops>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list-style-name="" style:class="text">
      <style:paragraph-properties fo:line-height="200%" fo:text-align="center" style:justify-single-word="false" fo:keep-with-next="always">
        <style:tab-stops>
          <style:tab-stop style:position="6in" style:type="right"/>
        </style:tab-stops>
      </style:paragraph-properties>
      <style:text-properties style:font-size-complex="11pt"/>
    </style:style>
    <style:style style:name="SectionHeading" style:family="paragraph" style:default-outline-level="">
      <style:paragraph-properties fo:line-height="200%" fo:text-align="center" style:justify-single-word="false" fo:orphans="2" fo:widows="2" fo:break-before="page" fo:keep-with-next="always" style:writing-mode="lr-tb"/>
      <style:text-properties style:font-name="Garamond" fo:font-family="Garamond" style:font-family-generic="roman" style:font-pitch="variable" fo:font-size="12pt" style:font-size-asian="12pt" style:font-size-complex="11pt"/>
    </style:style>
    <style:style style:name="Header" style:family="paragraph" style:parent-style-name="Standard" style:default-outline-level="" style:class="extra">
      <style:paragraph-properties fo:line-height="200%" fo:text-align="center" style:justify-single-word="false" fo:keep-together="always">
        <style:tab-stops>
          <style:tab-stop style:position="3in" style:type="center"/>
          <style:tab-stop style:position="6in" style:type="right"/>
        </style:tab-stops>
      </style:paragraph-properties>
    </style:style>
    <style:style style:name="Subtitle" style:family="paragraph" style:parent-style-name="Standard" style:next-style-name="Text_20_body" style:default-outline-level="" style:class="chapter">
      <style:paragraph-properties fo:margin-left="1.3299in" fo:margin-right="1.3299in" fo:line-height="200%" fo:text-align="center" style:justify-single-word="false" fo:keep-together="always" fo:text-indent="0in" style:auto-text-indent="false" fo:keep-with-next="always">
        <style:tab-stops>
          <style:tab-stop style:position="6in" style:type="right"/>
        </style:tab-stops>
      </style:paragraph-properties>
      <style:text-properties style:font-name="Garamond" fo:font-family="Garamond" style:font-family-generic="roman" style:font-pitch="variable" style:letter-kerning="true"/>
    </style:style>
    <style:style style:name="Style_20_Right_3a__20__20_0.5_22_" style:display-name="Style Right:  0.5&quot;" style:family="paragraph" style:parent-style-name="Standard" style:default-outline-level="">
      <style:paragraph-properties fo:margin-left="0in" fo:margin-right="0.5in" fo:line-height="200%" fo:text-indent="0in" style:auto-text-indent="false">
        <style:tab-stops>
          <style:tab-stop style:position="6in" style:type="right"/>
        </style:tab-stops>
      </style:paragraph-properties>
      <style:text-properties style:font-name="Garamond" fo:font-family="Garamond" style:font-family-generic="roman" style:font-pitch="variable"/>
    </style:style>
    <style:style style:name="Author_20_Info" style:display-name="Author Info" style:family="paragraph" style:parent-style-name="Standard" style:default-outline-level="">
      <style:paragraph-properties fo:line-height="200%" fo:text-align="center" style:justify-single-word="false">
        <style:tab-stops>
          <style:tab-stop style:position="6in" style:type="right"/>
        </style:tab-stops>
      </style:paragraph-properties>
    </style:style>
    <style:style style:name="TitleOfPaper_5f_Cover" style:display-name="TitleOfPaper_Cover" style:family="paragraph" style:parent-style-name="Standard" style:default-outline-level="">
      <style:paragraph-properties fo:line-height="200%" fo:text-align="center" style:justify-single-word="false" fo:keep-together="always" fo:keep-with-next="always">
        <style:tab-stops>
          <style:tab-stop style:position="6in" style:type="right"/>
        </style:tab-stops>
      </style:paragraph-properties>
      <style:text-properties style:font-size-complex="11pt"/>
    </style:style>
    <style:style style:name="Abstract_20_Text" style:display-name="Abstract Text" style:family="paragraph" style:parent-style-name="Text_20_body" style:default-outline-level="">
      <style:paragraph-properties fo:margin-left="0in" fo:margin-right="0in" fo:text-indent="0in" style:auto-text-indent="false" fo:keep-with-next="always"/>
      <style:text-properties style:font-size-complex="11pt"/>
    </style:style>
    <style:style style:name="Reference" style:family="paragraph" style:parent-style-name="Text_20_body" style:default-outline-level="">
      <style:paragraph-properties fo:margin-left="0.5in" fo:margin-right="0in" fo:text-indent="-0.5in" style:auto-text-indent="false" fo:keep-with-next="always"/>
    </style:style>
    <style:style style:name="Figure_20_Caption_20_Label" style:display-name="Figure Caption Label" style:family="paragraph" style:parent-style-name="Standard" style:default-outline-level="">
      <style:paragraph-properties fo:line-height="200%" fo:keep-with-next="always">
        <style:tab-stops>
          <style:tab-stop style:position="6in" style:type="right"/>
        </style:tab-stops>
      </style:paragraph-properties>
      <style:text-properties fo:font-style="italic" style:font-style-asian="italic"/>
    </style:style>
    <style:style style:name="Normal_20__28_Web_29_" style:display-name="Normal (Web)" style:family="paragraph" style:parent-style-name="Standard" style:default-outline-level="">
      <style:paragraph-properties fo:margin-top="0.1945in" fo:margin-bottom="0.1945in" loext:contextual-spacing="false"/>
      <style:text-properties fo:color="#000000"/>
    </style:style>
    <style:style style:name="Title_20_Column_20_Heading" style:display-name="Title Column Heading" style:family="paragraph" style:parent-style-name="Standard" style:default-outline-level="">
      <style:paragraph-properties fo:line-height="200%" fo:text-align="center" style:justify-single-word="false">
        <style:tab-stops>
          <style:tab-stop style:position="6in" style:type="right"/>
        </style:tab-stops>
      </style:paragraph-properties>
      <style:text-properties style:font-size-complex="10pt"/>
    </style:style>
    <style:style style:name="Table_20_Notes" style:display-name="Table Notes" style:family="paragraph" style:parent-style-name="Standard" style:default-outline-level="">
      <style:paragraph-properties fo:line-height="200%" fo:text-align="center" style:justify-single-word="false">
        <style:tab-stops>
          <style:tab-stop style:position="6in" style:type="right"/>
        </style:tab-stops>
      </style:paragraph-properties>
      <style:text-properties fo:color="#000000"/>
    </style:style>
    <style:style style:name="Table_20_Body" style:display-name="Table Body" style:family="paragraph" style:parent-style-name="Standard" style:default-outline-level="">
      <style:paragraph-properties fo:line-height="200%" fo:text-align="center" style:justify-single-word="false">
        <style:tab-stops>
          <style:tab-stop style:position="6in" style:type="right"/>
        </style:tab-stops>
      </style:paragraph-properties>
      <style:text-properties fo:color="#000000"/>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Quotations" style:family="paragraph" style:parent-style-name="Standard" style:class="html"/>
    <style:style style:name="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text-properties fo:font-size="12pt" style:font-size-asian="12pt"/>
    </style:style>
    <style:style style:name="Internet_20_link" style:display-name="Internet link" style:family="text">
      <style:text-properties fo:color="#0000ff" style:text-underline-style="solid" style:text-underline-width="auto" style:text-underline-color="font-color"/>
    </style:style>
    <style:style style:name="Figure_20_Caption_20_Label_20_Char" style:display-name="Figure Caption Label Char" style:family="text">
      <style:text-properties style:font-name="Garamond" fo:font-family="Garamond" style:font-family-generic="roman" style:font-pitch="variable" fo:font-size="12pt" fo:language="en" fo:country="US" fo:font-style="italic" style:font-size-asian="12pt" style:language-asian="en" style:country-asian="US" style:font-style-asian="italic" style:font-size-complex="12pt" style:language-complex="ar" style:country-complex="SA"/>
    </style:style>
    <style:style style:name="FollowedHyperlink" style:family="text">
      <style:text-properties fo:color="#800080" style:text-underline-style="solid" style:text-underline-width="auto" style:text-underline-color="font-color"/>
    </style:style>
    <style:style style:name="HTML_20_Cite" style:display-name="HTML Cite" style:family="text">
      <style:text-properties fo:font-style="italic" style:font-style-asian="italic" style:font-style-complex="italic"/>
    </style:style>
    <style:style style:name="Body_20_Text_20_Char" style:display-name="Body Text Char" style:family="text">
      <style:text-properties fo:font-size="12pt" style:font-size-asian="12pt" style:font-size-complex="12pt"/>
    </style:style>
    <style:style style:name="HTML_20_Typewriter" style:display-name="HTML Typewriter"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3in" style:type="center"/>
          <style:tab-stop style:position="6.3752in" style:type="right"/>
        </style:tab-stops>
      </style:paragraph-properties>
    </style:style>
    <style:style style:name="MT1" style:family="text">
      <style:text-properties officeooo:rsid="001b7b61"/>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HUFFMAN CODING</text:span><text:tab/><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6-06-09T02:29:00</meta:creation-date>
    <dc:date>2016-06-19T13:59:45.952889000</dc:date>
    <meta:editing-duration>PT1H3M10S</meta:editing-duration>
    <meta:generator>LibreOffice/5.0.2.2$MacOSX_X86_64 LibreOffice_project/37b43f919e4de5eeaca9b9755ed688758a8251fe</meta:generator>
    <meta:document-statistic meta:table-count="0" meta:image-count="0" meta:object-count="0" meta:page-count="8" meta:paragraph-count="37" meta:word-count="1789" meta:character-count="11300" meta:non-whitespace-character-count="94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PA-Template.dotx" xlink:href=""/>
  </office:meta>
</office:document-meta>
</file>